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Ubuntu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Ubuntu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Ubuntu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Ubuntu" fo:font-size="14pt" style:font-size-asian="14pt" style:font-size-complex="14pt"/>
    </style:style>
    <style:style style:name="P5" style:parent-style-name="Standard" style:family="paragraph">
      <style:text-properties style:font-name="Ubuntu" fo:font-size="14pt" style:font-size-asian="14pt" style:font-size-complex="14pt"/>
    </style:style>
    <style:style style:name="P6" style:parent-style-name="Standard" style:family="paragraph">
      <style:text-properties style:font-name="Ubuntu" fo:font-weight="bold" style:font-weight-asian="bold" style:font-weight-complex="bold"/>
    </style:style>
    <style:style style:name="P7" style:parent-style-name="Standard" style:family="paragraph">
      <style:text-properties style:font-name="Ubuntu" fo:font-weight="bold" style:font-weight-asian="bold" style:font-weight-complex="bold"/>
    </style:style>
    <style:style style:name="P8" style:parent-style-name="Standard" style:family="paragraph">
      <style:text-properties style:font-name="Ubuntu"/>
    </style:style>
    <style:style style:name="P9" style:parent-style-name="Standard" style:family="paragraph">
      <style:text-properties style:font-name="Ubuntu"/>
    </style:style>
    <style:style style:name="P10" style:parent-style-name="Standard" style:family="paragraph">
      <style:text-properties style:font-name="Ubuntu"/>
    </style:style>
    <style:style style:name="P11" style:parent-style-name="Standard" style:family="paragraph">
      <style:text-properties style:font-name="Ubuntu"/>
    </style:style>
    <style:style style:name="P12" style:parent-style-name="Standard" style:family="paragraph">
      <style:text-properties style:font-name="Ubuntu" fo:font-weight="bold" style:font-weight-asian="bold" style:font-weight-complex="bold"/>
    </style:style>
    <style:style style:name="P13" style:parent-style-name="Standard" style:family="paragraph">
      <style:text-properties style:font-name="Ubuntu" fo:font-weight="bold" style:font-weight-asian="bold" style:font-weight-complex="bold"/>
    </style:style>
    <style:style style:name="T14" style:parent-style-name="DefaultParagraphFont" style:family="text">
      <style:text-properties style:font-name="Ubuntu"/>
    </style:style>
    <style:style style:name="P15" style:parent-style-name="Standard" style:family="paragraph">
      <style:text-properties style:font-name="Ubuntu" fo:font-weight="bold" style:font-weight-asian="bold" style:font-weight-complex="bold"/>
    </style:style>
    <style:style style:name="P16" style:parent-style-name="Standard" style:family="paragraph">
      <style:text-properties style:font-name="Ubuntu" fo:font-weight="bold" style:font-weight-asian="bold" style:font-weight-complex="bold"/>
    </style:style>
    <style:style style:name="P17" style:parent-style-name="Standard" style:family="paragraph">
      <style:text-properties style:font-name="Ubuntu" fo:font-weight="bold" style:font-weight-asian="bold" style:font-weight-complex="bold"/>
    </style:style>
    <style:style style:name="T18" style:parent-style-name="DefaultParagraphFont" style:family="text">
      <style:text-properties style:font-name="Ubuntu" fo:font-style="italic" style:font-style-asian="italic" style:font-style-complex="italic"/>
    </style:style>
    <style:style style:name="T19" style:parent-style-name="DefaultParagraphFont" style:family="text">
      <style:text-properties style:font-name="Ubuntu"/>
    </style:style>
    <style:style style:name="T20" style:parent-style-name="DefaultParagraphFont" style:family="text">
      <style:text-properties style:font-name="Ubuntu" fo:font-style="italic" style:font-style-asian="italic" style:font-style-complex="italic"/>
    </style:style>
    <style:style style:name="T21" style:parent-style-name="DefaultParagraphFont" style:family="text">
      <style:text-properties style:font-name="Ubuntu"/>
    </style:style>
    <style:style style:name="P22" style:parent-style-name="Standard" style:family="paragraph">
      <style:text-properties style:font-name="Ubuntu"/>
    </style:style>
    <style:style style:name="P23" style:parent-style-name="Standard" style:family="paragraph">
      <style:text-properties style:font-name="Ubuntu" fo:font-weight="bold" style:font-weight-asian="bold" style:font-weight-complex="bold"/>
    </style:style>
    <style:style style:name="P24" style:parent-style-name="Standard" style:family="paragraph">
      <style:text-properties style:font-name="Ubuntu" fo:font-weight="bold" style:font-weight-asian="bold" style:font-weight-complex="bold"/>
    </style:style>
    <style:style style:name="T25" style:parent-style-name="DefaultParagraphFont" style:family="text">
      <style:text-properties style:font-name="Ubuntu" fo:font-style="italic" style:font-style-asian="italic" style:font-style-complex="italic"/>
    </style:style>
    <style:style style:name="T26" style:parent-style-name="DefaultParagraphFont" style:family="text">
      <style:text-properties style:font-name="Ubuntu"/>
    </style:style>
    <style:style style:name="T27" style:parent-style-name="DefaultParagraphFont" style:family="text">
      <style:text-properties style:font-name="Ubuntu" fo:font-weight="bold" style:font-weight-asian="bold" style:font-weight-complex="bold"/>
    </style:style>
    <style:style style:name="T28" style:parent-style-name="DefaultParagraphFont" style:family="text">
      <style:text-properties style:font-name="Ubuntu"/>
    </style:style>
    <style:style style:name="T29" style:parent-style-name="DefaultParagraphFont" style:family="text">
      <style:text-properties style:font-name="Ubuntu"/>
    </style:style>
    <style:style style:name="T30" style:parent-style-name="DefaultParagraphFont" style:family="text">
      <style:text-properties style:font-name="Ubuntu" fo:font-weight="bold" style:font-weight-asian="bold" style:font-weight-complex="bold"/>
    </style:style>
    <style:style style:name="T31" style:parent-style-name="DefaultParagraphFont" style:family="text">
      <style:text-properties style:font-name="Ubuntu"/>
    </style:style>
    <style:style style:name="T32" style:parent-style-name="DefaultParagraphFont" style:family="text">
      <style:text-properties style:font-name="Ubuntu" fo:font-weight="bold" style:font-weight-asian="bold" style:font-weight-complex="bold"/>
    </style:style>
    <style:style style:name="P33" style:parent-style-name="Standard" style:family="paragraph">
      <style:text-properties style:font-name="Ubuntu"/>
    </style:style>
    <style:style style:name="P34" style:parent-style-name="Standard" style:family="paragraph">
      <style:text-properties style:font-name="Ubuntu" fo:font-style="italic" style:font-style-asian="italic" style:font-style-complex="italic"/>
    </style:style>
    <style:style style:name="P35" style:parent-style-name="Standard" style:family="paragraph">
      <style:text-properties style:font-name="Ubuntu" fo:font-style="italic" style:font-style-asian="italic" style:font-style-complex="italic"/>
    </style:style>
    <style:style style:name="P36" style:parent-style-name="Standard" style:family="paragraph">
      <style:text-properties style:font-name="Ubuntu" fo:font-weight="bold" style:font-weight-asian="bold" style:font-weight-complex="bold"/>
    </style:style>
    <style:style style:name="P37" style:parent-style-name="Standard" style:family="paragraph">
      <style:text-properties style:font-name="Ubuntu" fo:font-weight="bold" style:font-weight-asian="bold" style:font-weight-complex="bold"/>
    </style:style>
    <style:style style:name="T38" style:parent-style-name="DefaultParagraphFont" style:family="text">
      <style:text-properties style:font-name="Ubuntu" fo:font-style="italic" style:font-style-asian="italic" style:font-style-complex="italic"/>
    </style:style>
    <style:style style:name="T39" style:parent-style-name="DefaultParagraphFont" style:family="text">
      <style:text-properties style:font-name="Ubuntu"/>
    </style:style>
    <style:style style:name="T40" style:parent-style-name="DefaultParagraphFont" style:family="text">
      <style:text-properties style:font-name="Ubuntu" fo:font-weight="bold" style:font-weight-asian="bold" style:font-weight-complex="bold"/>
    </style:style>
    <style:style style:name="T41" style:parent-style-name="DefaultParagraphFont" style:family="text">
      <style:text-properties style:font-name="Ubuntu"/>
    </style:style>
    <style:style style:name="T42" style:parent-style-name="DefaultParagraphFont" style:family="text">
      <style:text-properties style:font-name="Ubuntu"/>
    </style:style>
    <style:style style:name="T43" style:parent-style-name="DefaultParagraphFont" style:family="text">
      <style:text-properties style:font-name="Ubuntu" fo:font-weight="bold" style:font-weight-asian="bold" style:font-weight-complex="bold"/>
    </style:style>
    <style:style style:name="T44" style:parent-style-name="DefaultParagraphFont" style:family="text">
      <style:text-properties style:font-name="Ubuntu"/>
    </style:style>
    <style:style style:name="T45" style:parent-style-name="DefaultParagraphFont" style:family="text">
      <style:text-properties style:font-name="Ubuntu" fo:font-weight="bold" style:font-weight-asian="bold" style:font-weight-complex="bold"/>
    </style:style>
    <style:style style:name="P46" style:parent-style-name="Standard" style:family="paragraph">
      <style:text-properties style:font-name="Ubuntu" fo:font-style="italic" style:font-style-asian="italic" style:font-style-complex="italic"/>
    </style:style>
    <style:style style:name="P47" style:parent-style-name="Standard" style:family="paragraph">
      <style:text-properties style:font-name="Ubuntu" fo:font-style="italic" style:font-style-asian="italic" style:font-style-complex="italic"/>
    </style:style>
    <style:style style:name="P48" style:parent-style-name="Standard" style:family="paragraph">
      <style:text-properties style:font-name="Ubuntu" fo:font-style="italic" style:font-style-asian="italic" style:font-style-complex="italic"/>
    </style:style>
    <style:style style:name="P49" style:parent-style-name="Standard" style:family="paragraph">
      <style:text-properties style:font-name="Ubuntu" fo:font-weight="bold" style:font-weight-asian="bold" style:font-weight-complex="bold"/>
    </style:style>
    <style:style style:name="P50" style:parent-style-name="Standard" style:family="paragraph">
      <style:text-properties style:font-name="Ubuntu" fo:font-style="italic" style:font-style-asian="italic" style:font-style-complex="italic"/>
    </style:style>
    <style:style style:name="T51" style:parent-style-name="DefaultParagraphFont" style:family="text">
      <style:text-properties style:font-name="Ubuntu"/>
    </style:style>
    <style:style style:name="P52" style:parent-style-name="Standard" style:family="paragraph">
      <style:text-properties style:font-name="Ubuntu" fo:font-style="italic" style:font-style-asian="italic" style:font-style-complex="italic"/>
    </style:style>
    <style:style style:name="T53" style:parent-style-name="DefaultParagraphFont" style:family="text">
      <style:text-properties style:font-name="Ubuntu"/>
    </style:style>
    <style:style style:name="T54" style:parent-style-name="DefaultParagraphFont" style:family="text">
      <style:text-properties style:font-name="Ubuntu"/>
    </style:style>
    <style:style style:name="T55" style:parent-style-name="DefaultParagraphFont" style:family="text">
      <style:text-properties style:font-name="Ubuntu"/>
    </style:style>
    <style:style style:name="T56" style:parent-style-name="DefaultParagraphFont" style:family="text">
      <style:text-properties style:font-name="Ubuntu"/>
    </style:style>
    <style:style style:name="T57" style:parent-style-name="DefaultParagraphFont" style:family="text">
      <style:text-properties style:font-name="Ubuntu"/>
    </style:style>
    <style:style style:name="T58" style:parent-style-name="DefaultParagraphFont" style:family="text">
      <style:text-properties style:font-name="Ubuntu"/>
    </style:style>
    <style:style style:name="T59" style:parent-style-name="DefaultParagraphFont" style:family="text">
      <style:text-properties style:font-name="Ubuntu"/>
    </style:style>
    <style:style style:name="T60" style:parent-style-name="DefaultParagraphFont" style:family="text">
      <style:text-properties style:font-name="Ubuntu"/>
    </style:style>
    <style:style style:name="T61" style:parent-style-name="DefaultParagraphFont" style:family="text">
      <style:text-properties style:font-name="Ubuntu"/>
    </style:style>
    <style:style style:name="T62" style:parent-style-name="DefaultParagraphFont" style:family="text">
      <style:text-properties style:font-name="Ubuntu"/>
    </style:style>
    <style:style style:name="T63" style:parent-style-name="DefaultParagraphFont" style:family="text">
      <style:text-properties style:font-name="Ubuntu"/>
    </style:style>
    <style:style style:name="T64" style:parent-style-name="DefaultParagraphFont" style:family="text">
      <style:text-properties style:font-name="Ubuntu"/>
    </style:style>
    <style:style style:name="T65" style:parent-style-name="DefaultParagraphFont" style:family="text">
      <style:text-properties style:font-name="Ubuntu"/>
    </style:style>
    <style:style style:name="T66" style:parent-style-name="DefaultParagraphFont" style:family="text">
      <style:text-properties style:font-name="Ubuntu"/>
    </style:style>
    <style:style style:name="T67" style:parent-style-name="DefaultParagraphFont" style:family="text">
      <style:text-properties style:font-name="Ubuntu"/>
    </style:style>
    <style:style style:name="T68" style:parent-style-name="DefaultParagraphFont" style:family="text">
      <style:text-properties style:font-name="Ubuntu"/>
    </style:style>
    <style:style style:name="T69" style:parent-style-name="DefaultParagraphFont" style:family="text">
      <style:text-properties style:font-name="Ubuntu"/>
    </style:style>
    <style:style style:name="T70" style:parent-style-name="DefaultParagraphFont" style:family="text">
      <style:text-properties style:font-name="Ubuntu"/>
    </style:style>
    <style:style style:name="T71" style:parent-style-name="DefaultParagraphFont" style:family="text">
      <style:text-properties style:font-name="Ubuntu"/>
    </style:style>
    <style:style style:name="T72" style:parent-style-name="DefaultParagraphFont" style:family="text">
      <style:text-properties style:font-name="Ubuntu"/>
    </style:style>
    <style:style style:name="T73" style:parent-style-name="DefaultParagraphFont" style:family="text">
      <style:text-properties style:font-name="Ubuntu"/>
    </style:style>
    <style:style style:name="T74" style:parent-style-name="DefaultParagraphFont" style:family="text">
      <style:text-properties style:font-name="Ubuntu"/>
    </style:style>
    <style:style style:name="T75" style:parent-style-name="DefaultParagraphFont" style:family="text">
      <style:text-properties style:font-name="Ubuntu"/>
    </style:style>
    <style:style style:name="T76" style:parent-style-name="DefaultParagraphFont" style:family="text">
      <style:text-properties style:font-name="Ubuntu"/>
    </style:style>
    <style:style style:name="T77" style:parent-style-name="DefaultParagraphFont" style:family="text">
      <style:text-properties style:font-name="Ubuntu"/>
    </style:style>
    <style:style style:name="T78" style:parent-style-name="DefaultParagraphFont" style:family="text">
      <style:text-properties style:font-name="Ubuntu"/>
    </style:style>
    <style:style style:name="T79" style:parent-style-name="DefaultParagraphFont" style:family="text">
      <style:text-properties style:font-name="Ubuntu"/>
    </style:style>
    <style:style style:name="T80" style:parent-style-name="DefaultParagraphFont" style:family="text">
      <style:text-properties style:font-name="Ubuntu"/>
    </style:style>
    <style:style style:name="T81" style:parent-style-name="DefaultParagraphFont" style:family="text">
      <style:text-properties style:font-name="Ubuntu"/>
    </style:style>
    <style:style style:name="T82" style:parent-style-name="DefaultParagraphFont" style:family="text">
      <style:text-properties style:font-name="Ubuntu"/>
    </style:style>
    <style:style style:name="T83" style:parent-style-name="DefaultParagraphFont" style:family="text">
      <style:text-properties style:font-name="Ubuntu"/>
    </style:style>
    <style:style style:name="T84" style:parent-style-name="DefaultParagraphFont" style:family="text">
      <style:text-properties style:font-name="Ubuntu"/>
    </style:style>
    <style:style style:name="T85" style:parent-style-name="DefaultParagraphFont" style:family="text">
      <style:text-properties style:font-name="Ubuntu"/>
    </style:style>
    <style:style style:name="T86" style:parent-style-name="DefaultParagraphFont" style:family="text">
      <style:text-properties style:font-name="Ubuntu"/>
    </style:style>
    <style:style style:name="T87" style:parent-style-name="DefaultParagraphFont" style:family="text">
      <style:text-properties style:font-name="Ubuntu"/>
    </style:style>
    <style:style style:name="T88" style:parent-style-name="DefaultParagraphFont" style:family="text">
      <style:text-properties style:font-name="Ubuntu"/>
    </style:style>
    <style:style style:name="T89" style:parent-style-name="DefaultParagraphFont" style:family="text">
      <style:text-properties style:font-name="Ubuntu"/>
    </style:style>
    <style:style style:name="T90" style:parent-style-name="DefaultParagraphFont" style:family="text">
      <style:text-properties style:font-name="Ubuntu"/>
    </style:style>
    <style:style style:name="T91" style:parent-style-name="DefaultParagraphFont" style:family="text">
      <style:text-properties style:font-name="Ubuntu"/>
    </style:style>
    <style:style style:name="T92" style:parent-style-name="DefaultParagraphFont" style:family="text">
      <style:text-properties style:font-name="Ubuntu"/>
    </style:style>
    <style:style style:name="T93" style:parent-style-name="DefaultParagraphFont" style:family="text">
      <style:text-properties style:font-name="Ubuntu"/>
    </style:style>
    <style:style style:name="T94" style:parent-style-name="DefaultParagraphFont" style:family="text">
      <style:text-properties style:font-name="Ubuntu"/>
    </style:style>
    <style:style style:name="T95" style:parent-style-name="DefaultParagraphFont" style:family="text">
      <style:text-properties style:font-name="Ubuntu"/>
    </style:style>
    <style:style style:name="T96" style:parent-style-name="DefaultParagraphFont" style:family="text">
      <style:text-properties style:font-name="Ubuntu"/>
    </style:style>
    <style:style style:name="T97" style:parent-style-name="DefaultParagraphFont" style:family="text">
      <style:text-properties style:font-name="Ubuntu"/>
    </style:style>
    <style:style style:name="T98" style:parent-style-name="DefaultParagraphFont" style:family="text">
      <style:text-properties style:font-name="Ubuntu"/>
    </style:style>
    <style:style style:name="T99" style:parent-style-name="DefaultParagraphFont" style:family="text">
      <style:text-properties style:font-name="Ubuntu"/>
    </style:style>
    <style:style style:name="T100" style:parent-style-name="DefaultParagraphFont" style:family="text">
      <style:text-properties style:font-name="Ubuntu"/>
    </style:style>
    <style:style style:name="T101" style:parent-style-name="DefaultParagraphFont" style:family="text">
      <style:text-properties style:font-name="Ubuntu"/>
    </style:style>
    <style:style style:name="T102" style:parent-style-name="DefaultParagraphFont" style:family="text">
      <style:text-properties style:font-name="Ubuntu"/>
    </style:style>
    <style:style style:name="T103" style:parent-style-name="DefaultParagraphFont" style:family="text">
      <style:text-properties style:font-name="Ubuntu"/>
    </style:style>
    <style:style style:name="T104" style:parent-style-name="DefaultParagraphFont" style:family="text">
      <style:text-properties style:font-name="Ubuntu"/>
    </style:style>
    <style:style style:name="T105" style:parent-style-name="DefaultParagraphFont" style:family="text">
      <style:text-properties style:font-name="Ubuntu"/>
    </style:style>
    <style:style style:name="T106" style:parent-style-name="DefaultParagraphFont" style:family="text">
      <style:text-properties style:font-name="Ubuntu"/>
    </style:style>
    <style:style style:name="T107" style:parent-style-name="DefaultParagraphFont" style:family="text">
      <style:text-properties style:font-name="Ubuntu"/>
    </style:style>
    <style:style style:name="T108" style:parent-style-name="DefaultParagraphFont" style:family="text">
      <style:text-properties style:font-name="Ubuntu"/>
    </style:style>
    <style:style style:name="T109" style:parent-style-name="DefaultParagraphFont" style:family="text">
      <style:text-properties style:font-name="Ubuntu"/>
    </style:style>
    <style:style style:name="T110" style:parent-style-name="DefaultParagraphFont" style:family="text">
      <style:text-properties style:font-name="Ubuntu"/>
    </style:style>
    <style:style style:name="T111" style:parent-style-name="DefaultParagraphFont" style:family="text">
      <style:text-properties style:font-name="Ubuntu"/>
    </style:style>
    <style:style style:name="T112" style:parent-style-name="DefaultParagraphFont" style:family="text">
      <style:text-properties style:font-name="Ubuntu"/>
    </style:style>
    <style:style style:name="T113" style:parent-style-name="DefaultParagraphFont" style:family="text">
      <style:text-properties style:font-name="Ubuntu"/>
    </style:style>
    <style:style style:name="T114" style:parent-style-name="DefaultParagraphFont" style:family="text">
      <style:text-properties style:font-name="Ubuntu"/>
    </style:style>
    <style:style style:name="T115" style:parent-style-name="DefaultParagraphFont" style:family="text">
      <style:text-properties style:font-name="Ubuntu"/>
    </style:style>
    <style:style style:name="T116" style:parent-style-name="DefaultParagraphFont" style:family="text">
      <style:text-properties style:font-name="Ubuntu"/>
    </style:style>
    <style:style style:name="T117" style:parent-style-name="DefaultParagraphFont" style:family="text">
      <style:text-properties style:font-name="Ubuntu"/>
    </style:style>
    <style:style style:name="T118" style:parent-style-name="DefaultParagraphFont" style:family="text">
      <style:text-properties style:font-name="Ubuntu"/>
    </style:style>
    <style:style style:name="P119" style:parent-style-name="Standard" style:family="paragraph">
      <style:text-properties style:font-name="Ubuntu" fo:font-style="italic" style:font-style-asian="italic" style:font-style-complex="italic"/>
    </style:style>
    <style:style style:name="T120" style:parent-style-name="DefaultParagraphFont" style:family="text">
      <style:text-properties style:font-name="Ubuntu"/>
    </style:style>
    <style:style style:name="P121" style:parent-style-name="Standard" style:family="paragraph">
      <style:text-properties style:font-name="Ubuntu" fo:font-style="italic" style:font-style-asian="italic" style:font-style-complex="italic"/>
    </style:style>
    <style:style style:name="T122" style:parent-style-name="DefaultParagraphFont" style:family="text">
      <style:text-properties style:font-name="Ubuntu"/>
    </style:style>
    <style:style style:name="T123" style:parent-style-name="DefaultParagraphFont" style:family="text">
      <style:text-properties style:font-name="Ubuntu"/>
    </style:style>
    <style:style style:name="T124" style:parent-style-name="DefaultParagraphFont" style:family="text">
      <style:text-properties style:font-name="Ubuntu"/>
    </style:style>
    <style:style style:name="T125" style:parent-style-name="DefaultParagraphFont" style:family="text">
      <style:text-properties style:font-name="Ubuntu"/>
    </style:style>
    <style:style style:name="T126" style:parent-style-name="DefaultParagraphFont" style:family="text">
      <style:text-properties style:font-name="Ubuntu"/>
    </style:style>
    <style:style style:name="T127" style:parent-style-name="DefaultParagraphFont" style:family="text">
      <style:text-properties style:font-name="Ubuntu"/>
    </style:style>
    <style:style style:name="T128" style:parent-style-name="DefaultParagraphFont" style:family="text">
      <style:text-properties style:font-name="Ubuntu"/>
    </style:style>
    <style:style style:name="T129" style:parent-style-name="DefaultParagraphFont" style:family="text">
      <style:text-properties style:font-name="Ubuntu"/>
    </style:style>
    <style:style style:name="T130" style:parent-style-name="DefaultParagraphFont" style:family="text">
      <style:text-properties style:font-name="Ubuntu"/>
    </style:style>
    <style:style style:name="T131" style:parent-style-name="DefaultParagraphFont" style:family="text">
      <style:text-properties style:font-name="Ubuntu"/>
    </style:style>
    <style:style style:name="T132" style:parent-style-name="DefaultParagraphFont" style:family="text">
      <style:text-properties style:font-name="Ubuntu"/>
    </style:style>
    <style:style style:name="T133" style:parent-style-name="DefaultParagraphFont" style:family="text">
      <style:text-properties style:font-name="Ubuntu"/>
    </style:style>
    <style:style style:name="T134" style:parent-style-name="DefaultParagraphFont" style:family="text">
      <style:text-properties style:font-name="Ubuntu"/>
    </style:style>
    <style:style style:name="T135" style:parent-style-name="DefaultParagraphFont" style:family="text">
      <style:text-properties style:font-name="Ubuntu"/>
    </style:style>
    <style:style style:name="T136" style:parent-style-name="DefaultParagraphFont" style:family="text">
      <style:text-properties style:font-name="Ubuntu"/>
    </style:style>
    <style:style style:name="T137" style:parent-style-name="DefaultParagraphFont" style:family="text">
      <style:text-properties style:font-name="Ubuntu"/>
    </style:style>
    <style:style style:name="T138" style:parent-style-name="DefaultParagraphFont" style:family="text">
      <style:text-properties style:font-name="Ubuntu"/>
    </style:style>
    <style:style style:name="T139" style:parent-style-name="DefaultParagraphFont" style:family="text">
      <style:text-properties style:font-name="Ubuntu"/>
    </style:style>
    <style:style style:name="T140" style:parent-style-name="DefaultParagraphFont" style:family="text">
      <style:text-properties style:font-name="Ubuntu"/>
    </style:style>
    <style:style style:name="T141" style:parent-style-name="DefaultParagraphFont" style:family="text">
      <style:text-properties style:font-name="Ubuntu"/>
    </style:style>
    <style:style style:name="P142" style:parent-style-name="Standard" style:family="paragraph">
      <style:text-properties style:font-name="Ubuntu" fo:font-style="italic" style:font-style-asian="italic" style:font-style-complex="italic"/>
    </style:style>
    <style:style style:name="T143" style:parent-style-name="DefaultParagraphFont" style:family="text">
      <style:text-properties style:font-name="Ubuntu"/>
    </style:style>
    <style:style style:name="P144" style:parent-style-name="Standard" style:family="paragraph">
      <style:text-properties style:font-name="Ubuntu" fo:font-style="italic" style:font-style-asian="italic" style:font-style-complex="italic"/>
    </style:style>
    <style:style style:name="T145" style:parent-style-name="DefaultParagraphFont" style:family="text">
      <style:text-properties style:font-name="Ubuntu"/>
    </style:style>
    <style:style style:name="T146" style:parent-style-name="DefaultParagraphFont" style:family="text">
      <style:text-properties style:font-name="Ubuntu"/>
    </style:style>
    <style:style style:name="T147" style:parent-style-name="DefaultParagraphFont" style:family="text">
      <style:text-properties style:font-name="Ubuntu"/>
    </style:style>
    <style:style style:name="T148" style:parent-style-name="DefaultParagraphFont" style:family="text">
      <style:text-properties style:font-name="Ubuntu"/>
    </style:style>
    <style:style style:name="T149" style:parent-style-name="DefaultParagraphFont" style:family="text">
      <style:text-properties style:font-name="Ubuntu"/>
    </style:style>
    <style:style style:name="T150" style:parent-style-name="DefaultParagraphFont" style:family="text">
      <style:text-properties style:font-name="Ubuntu"/>
    </style:style>
    <style:style style:name="T151" style:parent-style-name="DefaultParagraphFont" style:family="text">
      <style:text-properties style:font-name="Ubuntu"/>
    </style:style>
    <style:style style:name="T152" style:parent-style-name="DefaultParagraphFont" style:family="text">
      <style:text-properties style:font-name="Ubuntu"/>
    </style:style>
    <style:style style:name="T153" style:parent-style-name="DefaultParagraphFont" style:family="text">
      <style:text-properties style:font-name="Ubuntu"/>
    </style:style>
    <style:style style:name="T154" style:parent-style-name="DefaultParagraphFont" style:family="text">
      <style:text-properties style:font-name="Ubuntu"/>
    </style:style>
    <style:style style:name="P155" style:parent-style-name="Standard" style:family="paragraph">
      <style:text-properties style:font-name="Ubuntu" fo:font-style="italic" style:font-style-asian="italic" style:font-style-complex="italic"/>
    </style:style>
    <style:style style:name="T156" style:parent-style-name="DefaultParagraphFont" style:family="text">
      <style:text-properties style:font-name="Ubuntu" fo:font-weight="bold" style:font-weight-asian="bold" style:font-weight-complex="bold"/>
    </style:style>
    <style:style style:name="P157" style:parent-style-name="Standard" style:family="paragraph">
      <style:text-properties style:font-name="Ubuntu" fo:font-weight="bold" style:font-weight-asian="bold" style:font-weight-complex="bold" fo:font-style="italic" style:font-style-asian="italic" style:font-style-complex="italic"/>
    </style:style>
    <style:style style:name="T158" style:parent-style-name="DefaultParagraphFont" style:family="text">
      <style:text-properties style:font-name="Ubuntu"/>
    </style:style>
    <style:style style:name="T159" style:parent-style-name="DefaultParagraphFont" style:family="text">
      <style:text-properties style:font-name="Ubuntu"/>
    </style:style>
    <style:style style:name="T160" style:parent-style-name="DefaultParagraphFont" style:family="text">
      <style:text-properties style:font-name="Ubuntu"/>
    </style:style>
    <style:style style:name="T161" style:parent-style-name="DefaultParagraphFont" style:family="text">
      <style:text-properties style:font-name="Ubuntu"/>
    </style:style>
    <style:style style:name="T162" style:parent-style-name="DefaultParagraphFont" style:family="text">
      <style:text-properties style:font-name="Ubuntu"/>
    </style:style>
    <style:style style:name="T163" style:parent-style-name="DefaultParagraphFont" style:family="text">
      <style:text-properties style:font-name="Ubuntu"/>
    </style:style>
    <style:style style:name="T164" style:parent-style-name="DefaultParagraphFont" style:family="text">
      <style:text-properties style:font-name="Ubuntu"/>
    </style:style>
    <style:style style:name="T165" style:parent-style-name="DefaultParagraphFont" style:family="text">
      <style:text-properties style:font-name="Ubuntu"/>
    </style:style>
    <style:style style:name="T166" style:parent-style-name="DefaultParagraphFont" style:family="text">
      <style:text-properties style:font-name="Ubuntu"/>
    </style:style>
    <style:style style:name="T167" style:parent-style-name="DefaultParagraphFont" style:family="text">
      <style:text-properties style:font-name="Ubuntu"/>
    </style:style>
    <style:style style:name="T168" style:parent-style-name="DefaultParagraphFont" style:family="text">
      <style:text-properties style:font-name="Ubuntu"/>
    </style:style>
    <style:style style:name="T169" style:parent-style-name="DefaultParagraphFont" style:family="text">
      <style:text-properties style:font-name="Ubuntu"/>
    </style:style>
    <style:style style:name="T170" style:parent-style-name="DefaultParagraphFont" style:family="text">
      <style:text-properties style:font-name="Ubuntu"/>
    </style:style>
    <style:style style:name="T171" style:parent-style-name="DefaultParagraphFont" style:family="text">
      <style:text-properties style:font-name="Ubuntu"/>
    </style:style>
    <style:style style:name="T172" style:parent-style-name="DefaultParagraphFont" style:family="text">
      <style:text-properties style:font-name="Ubuntu"/>
    </style:style>
    <style:style style:name="T173" style:parent-style-name="DefaultParagraphFont" style:family="text">
      <style:text-properties style:font-name="Ubuntu"/>
    </style:style>
    <style:style style:name="T174" style:parent-style-name="DefaultParagraphFont" style:family="text">
      <style:text-properties style:font-name="Ubuntu"/>
    </style:style>
    <style:style style:name="T175" style:parent-style-name="DefaultParagraphFont" style:family="text">
      <style:text-properties style:font-name="Ubuntu"/>
    </style:style>
    <style:style style:name="T176" style:parent-style-name="DefaultParagraphFont" style:family="text">
      <style:text-properties style:font-name="Ubuntu"/>
    </style:style>
    <style:style style:name="T177" style:parent-style-name="DefaultParagraphFont" style:family="text">
      <style:text-properties style:font-name="Ubuntu"/>
    </style:style>
    <style:style style:name="T178" style:parent-style-name="DefaultParagraphFont" style:family="text">
      <style:text-properties style:font-name="Ubuntu"/>
    </style:style>
    <style:style style:name="T179" style:parent-style-name="DefaultParagraphFont" style:family="text">
      <style:text-properties style:font-name="Ubuntu"/>
    </style:style>
    <style:style style:name="T180" style:parent-style-name="DefaultParagraphFont" style:family="text">
      <style:text-properties style:font-name="Ubuntu"/>
    </style:style>
    <style:style style:name="T181" style:parent-style-name="DefaultParagraphFont" style:family="text">
      <style:text-properties style:font-name="Ubuntu"/>
    </style:style>
    <style:style style:name="T182" style:parent-style-name="DefaultParagraphFont" style:family="text">
      <style:text-properties style:font-name="Ubuntu"/>
    </style:style>
    <style:style style:name="T183" style:parent-style-name="DefaultParagraphFont" style:family="text">
      <style:text-properties style:font-name="Ubuntu"/>
    </style:style>
    <style:style style:name="T184" style:parent-style-name="DefaultParagraphFont" style:family="text">
      <style:text-properties style:font-name="Ubuntu"/>
    </style:style>
    <style:style style:name="T185" style:parent-style-name="DefaultParagraphFont" style:family="text">
      <style:text-properties style:font-name="Ubuntu"/>
    </style:style>
    <style:style style:name="T186" style:parent-style-name="DefaultParagraphFont" style:family="text">
      <style:text-properties style:font-name="Ubuntu"/>
    </style:style>
    <style:style style:name="T187" style:parent-style-name="DefaultParagraphFont" style:family="text">
      <style:text-properties style:font-name="Ubuntu"/>
    </style:style>
    <style:style style:name="T188" style:parent-style-name="DefaultParagraphFont" style:family="text">
      <style:text-properties style:font-name="Ubuntu"/>
    </style:style>
    <style:style style:name="T189" style:parent-style-name="DefaultParagraphFont" style:family="text">
      <style:text-properties style:font-name="Ubuntu"/>
    </style:style>
    <style:style style:name="T190" style:parent-style-name="DefaultParagraphFont" style:family="text">
      <style:text-properties style:font-name="Ubuntu"/>
    </style:style>
    <style:style style:name="T191" style:parent-style-name="DefaultParagraphFont" style:family="text">
      <style:text-properties style:font-name="Ubuntu"/>
    </style:style>
    <style:style style:name="T192" style:parent-style-name="DefaultParagraphFont" style:family="text">
      <style:text-properties style:font-name="Ubuntu"/>
    </style:style>
    <style:style style:name="T193" style:parent-style-name="DefaultParagraphFont" style:family="text">
      <style:text-properties style:font-name="Ubuntu"/>
    </style:style>
    <style:style style:name="T194" style:parent-style-name="DefaultParagraphFont" style:family="text">
      <style:text-properties style:font-name="Ubuntu"/>
    </style:style>
    <style:style style:name="T195" style:parent-style-name="DefaultParagraphFont" style:family="text">
      <style:text-properties style:font-name="Ubuntu"/>
    </style:style>
    <style:style style:name="T196" style:parent-style-name="DefaultParagraphFont" style:family="text">
      <style:text-properties style:font-name="Ubuntu"/>
    </style:style>
    <style:style style:name="T197" style:parent-style-name="DefaultParagraphFont" style:family="text">
      <style:text-properties style:font-name="Ubuntu"/>
    </style:style>
    <style:style style:name="T198" style:parent-style-name="DefaultParagraphFont" style:family="text">
      <style:text-properties style:font-name="Ubuntu"/>
    </style:style>
    <style:style style:name="T199" style:parent-style-name="DefaultParagraphFont" style:family="text">
      <style:text-properties style:font-name="Ubuntu"/>
    </style:style>
    <style:style style:name="T200" style:parent-style-name="DefaultParagraphFont" style:family="text">
      <style:text-properties style:font-name="Ubuntu"/>
    </style:style>
    <style:style style:name="T201" style:parent-style-name="DefaultParagraphFont" style:family="text">
      <style:text-properties style:font-name="Ubuntu"/>
    </style:style>
    <style:style style:name="T202" style:parent-style-name="DefaultParagraphFont" style:family="text">
      <style:text-properties style:font-name="Ubuntu"/>
    </style:style>
    <style:style style:name="T203" style:parent-style-name="DefaultParagraphFont" style:family="text">
      <style:text-properties style:font-name="Ubuntu"/>
    </style:style>
    <style:style style:name="T204" style:parent-style-name="DefaultParagraphFont" style:family="text">
      <style:text-properties style:font-name="Ubuntu"/>
    </style:style>
    <style:style style:name="T205" style:parent-style-name="DefaultParagraphFont" style:family="text">
      <style:text-properties style:font-name="Ubuntu"/>
    </style:style>
    <style:style style:name="T206" style:parent-style-name="DefaultParagraphFont" style:family="text">
      <style:text-properties style:font-name="Ubuntu"/>
    </style:style>
    <style:style style:name="T207" style:parent-style-name="DefaultParagraphFont" style:family="text">
      <style:text-properties style:font-name="Ubuntu"/>
    </style:style>
    <style:style style:name="P208" style:parent-style-name="Standard" style:family="paragraph">
      <style:text-properties style:font-name="Ubuntu" fo:font-style="italic" style:font-style-asian="italic" style:font-style-complex="italic"/>
    </style:style>
    <style:style style:name="T209" style:parent-style-name="DefaultParagraphFont" style:family="text">
      <style:text-properties style:font-name="Ubuntu"/>
    </style:style>
    <style:style style:name="P210" style:parent-style-name="Standard" style:family="paragraph">
      <style:text-properties style:font-name="Ubuntu" fo:font-style="italic" style:font-style-asian="italic" style:font-style-complex="italic"/>
    </style:style>
    <style:style style:name="T211" style:parent-style-name="DefaultParagraphFont" style:family="text">
      <style:text-properties style:font-name="Ubuntu"/>
    </style:style>
    <style:style style:name="P212" style:parent-style-name="Standard" style:family="paragraph">
      <style:text-properties style:font-name="Ubuntu" fo:font-style="italic" style:font-style-asian="italic" style:font-style-complex="italic"/>
    </style:style>
    <style:style style:name="T213" style:parent-style-name="DefaultParagraphFont" style:family="text">
      <style:text-properties style:font-name="Ubuntu"/>
    </style:style>
    <style:style style:name="P214" style:parent-style-name="Standard" style:family="paragraph">
      <style:text-properties style:font-name="Ubuntu" fo:font-style="italic" style:font-style-asian="italic" style:font-style-complex="italic"/>
    </style:style>
    <style:style style:name="T215" style:parent-style-name="DefaultParagraphFont" style:family="text">
      <style:text-properties style:font-name="Ubuntu"/>
    </style:style>
    <style:style style:name="P216" style:parent-style-name="Standard" style:family="paragraph">
      <style:text-properties style:font-name="Ubuntu" fo:font-style="italic" style:font-style-asian="italic" style:font-style-complex="italic"/>
    </style:style>
    <style:style style:name="T217" style:parent-style-name="DefaultParagraphFont" style:family="text">
      <style:text-properties style:font-name="Ubuntu" fo:font-weight="bold" style:font-weight-asian="bold" style:font-weight-complex="bold"/>
    </style:style>
    <style:style style:name="T218" style:parent-style-name="DefaultParagraphFont" style:family="text">
      <style:text-properties style:font-name="Ubuntu" fo:font-weight="bold" style:font-weight-asian="bold" style:font-weight-complex="bold"/>
    </style:style>
    <style:style style:name="P219" style:parent-style-name="Standard" style:family="paragraph">
      <style:text-properties style:font-name="Ubuntu" fo:font-weight="bold" style:font-weight-asian="bold" style:font-weight-complex="bold" fo:font-style="italic" style:font-style-asian="italic" style:font-style-complex="italic"/>
    </style:style>
    <style:style style:name="T220" style:parent-style-name="DefaultParagraphFont" style:family="text">
      <style:text-properties style:font-name="Ubuntu"/>
    </style:style>
    <style:style style:name="P221" style:parent-style-name="Standard" style:family="paragraph">
      <style:text-properties style:font-name="Ubuntu" fo:font-weight="bold" style:font-weight-asian="bold" style:font-weight-complex="bold" fo:font-style="italic" style:font-style-asian="italic" style:font-style-complex="italic"/>
    </style:style>
    <style:style style:name="T222" style:parent-style-name="DefaultParagraphFont" style:family="text">
      <style:text-properties style:font-name="Ubuntu"/>
    </style:style>
    <style:style style:name="P223" style:parent-style-name="Standard" style:family="paragraph">
      <style:text-properties style:font-name="Ubuntu" fo:font-weight="bold" style:font-weight-asian="bold" style:font-weight-complex="bold" fo:font-style="italic" style:font-style-asian="italic" style:font-style-complex="italic"/>
    </style:style>
    <style:style style:name="T224" style:parent-style-name="DefaultParagraphFont" style:family="text">
      <style:text-properties style:font-name="Ubuntu"/>
    </style:style>
  </office:automatic-styles>
  <office:body>
    <office:text text:use-soft-page-breaks="true">
      <text:p text:style-name="P1">DATA MINING</text:p>
      <text:p text:style-name="P2"/>
      <text:p text:style-name="P3">Assignment 1</text:p>
      <text:p text:style-name="P4"/>
      <text:p text:style-name="P5"/>
      <text:p text:style-name="P6">Group:</text:p>
      <text:p text:style-name="P7"/>
      <text:p text:style-name="P8">Naren Surampudi: 2016AAPS0206H</text:p>
      <text:p text:style-name="P9">Aditya: 2016AAPS0091H</text:p>
      <text:p text:style-name="P10">Prateek: 2016AAPS0602H</text:p>
      <text:p text:style-name="P11"/>
      <text:p text:style-name="P12">Dataset:</text:p>
      <text:p text:style-name="P13"/>
      <text:p text:style-name="Standard"><text:span text:style-name="T14">groceries.csv</text:span></text:p>
      <text:p text:style-name="P15"/>
      <text:p text:style-name="P16">Preprocessing:</text:p>
      <text:p text:style-name="P17"/>
      <text:p text:style-name="Standard"><text:span text:style-name="T18">Apriori</text:span><text:span text:style-name="T19">: None on CSV, CSV read using Pandas.</text:span></text:p>
      <text:p text:style-name="Standard"><text:span text:style-name="T20">FP Tree</text:span><text:span text:style-name="T21">:</text:span></text:p>
      <text:p text:style-name="P22"/>
      <text:p text:style-name="P23">Frequent Itemsets:</text:p>
      <text:p text:style-name="P24"/>
      <text:p text:style-name="Standard"><text:span text:style-name="T25">Apriori</text:span><text:span text:style-name="T26">: Support: 200-<text:s/></text:span><text:span text:style-name="T27">121</text:span></text:p>
      <text:p text:style-name="Standard"><text:span text:style-name="T28"><text:tab/></text:span><text:span text:style-name="T29"><text:s text:c="2"/>Support: 300-<text:s/></text:span><text:span text:style-name="T30">61</text:span></text:p>
      <text:p text:style-name="Standard"><text:span text:style-name="T31"><text:tab/><text:s text:c="2"/>Support: 400-<text:s/></text:span><text:span text:style-name="T32">40</text:span></text:p>
      <text:p text:style-name="P33"/>
      <text:p text:style-name="P34">FP Tree:</text:p>
      <text:p text:style-name="P35"/>
      <text:p text:style-name="P36">Association Rules:</text:p>
      <text:p text:style-name="P37"/>
      <text:p text:style-name="Standard"><text:span text:style-name="T38">Apriori:<text:s/></text:span><text:span text:style-name="T39">Support: 200, Confidence: 30%-<text:s/></text:span><text:span text:style-name="T40">36</text:span></text:p>
      <text:p text:style-name="Standard"><text:span text:style-name="T41"><text:tab/></text:span><text:span text:style-name="T42"><text:s text:c="2"/>Support: 300, Confidence: 20%-<text:s/></text:span><text:span text:style-name="T43">24</text:span></text:p>
      <text:p text:style-name="Standard"><text:span text:style-name="T44"><text:tab/><text:s text:c="2"/>Support: 400, Confidence: 10%-<text:s/></text:span><text:span text:style-name="T45">16</text:span></text:p>
      <text:p text:style-name="P46"/>
      <text:p text:style-name="P47">FP Tree:</text:p>
      <text:p text:style-name="P48"/>
      <text:p text:style-name="P49">Maximal Frequent Itemsets with Support:</text:p>
      <text:p text:style-name="P50"/>
      <text:p text:style-name="Standard"><text:span text:style-name="T51">Support: 200-</text:span></text:p>
      <text:p text:style-name="P52"/>
      <text:p text:style-name="Standard"><text:span text:style-name="T53">('bottled beer', 'whole milk'): 201,</text:span></text:p>
      <text:p text:style-name="Standard"><text:span text:style-name="T54"><text:s/>('bottled water', 'other vegetables'): 244,</text:span></text:p>
      <text:p text:style-name="Standard"><text:span text:style-name="T55"><text:s/>('bottled water', 'rolls/buns'):<text:s/></text:span><text:span text:style-name="T56">238,</text:span></text:p>
      <text:p text:style-name="Standard"><text:span text:style-name="T57"><text:s/>('bottled water', 'soda'): 285,</text:span></text:p>
      <text:p text:style-name="Standard"><text:span text:style-name="T58"><text:s/>('bottled water', 'whole milk'): 338,</text:span></text:p>
      <text:p text:style-name="Standard"><text:span text:style-name="T59"><text:s/>('bottled water', 'yogurt'): 226,</text:span></text:p>
      <text:p text:style-name="Standard"><text:span text:style-name="T60"><text:s/>('brown bread', 'whole milk'): 248,</text:span></text:p>
      <text:p text:style-name="Standard"><text:span text:style-name="T61"><text:s/>('citrus fruit', 'other vegetables'): 284,</text:span></text:p>
      <text:soft-page-break/>
      <text:p text:style-name="Standard"><text:span text:style-name="T62"><text:s/>('citrus fruit', 'whole milk'): 300,</text:span></text:p>
      <text:p text:style-name="Standard"><text:span text:style-name="T63"><text:s/>('citrus fruit',<text:s/></text:span><text:span text:style-name="T64">'yogurt'): 213,</text:span></text:p>
      <text:p text:style-name="Standard"><text:span text:style-name="T65"><text:s/>('domestic eggs', 'other vegetables'): 219,</text:span></text:p>
      <text:p text:style-name="Standard"><text:span text:style-name="T66"><text:s/>('domestic eggs', 'whole milk'): 295,</text:span></text:p>
      <text:p text:style-name="Standard"><text:span text:style-name="T67"><text:s/>('frankfurter', 'whole milk'): 202,</text:span></text:p>
      <text:p text:style-name="Standard"><text:span text:style-name="T68"><text:s/>('frozen vegetables', 'whole milk'): 201,</text:span></text:p>
      <text:p text:style-name="Standard"><text:span text:style-name="T69"><text:s/>('fruit/vegetable juice', 'whole milk'): 262,</text:span></text:p>
      <text:p text:style-name="Standard"><text:span text:style-name="T70"><text:s/>('margarine', 'whole milk'):</text:span><text:span text:style-name="T71"><text:s/>238,</text:span></text:p>
      <text:p text:style-name="Standard"><text:span text:style-name="T72"><text:s/>('newspapers', 'whole milk'): 269,</text:span></text:p>
      <text:p text:style-name="Standard"><text:span text:style-name="T73"><text:s/>('other vegetables', 'fruit/vegetable juice'): 207,</text:span></text:p>
      <text:p text:style-name="Standard"><text:span text:style-name="T74"><text:s/>('other vegetables', 'pastry'): 222,</text:span></text:p>
      <text:p text:style-name="Standard"><text:span text:style-name="T75"><text:s/>('other vegetables', 'rolls/buns'): 419,</text:span></text:p>
      <text:p text:style-name="Standard"><text:span text:style-name="T76"><text:s/>('other vegetables', 'sausage'): 265,</text:span></text:p>
      <text:p text:style-name="Standard"><text:span text:style-name="T77"><text:s/>('other vegetables', 'shopping bags'): 22</text:span><text:span text:style-name="T78">8,</text:span></text:p>
      <text:p text:style-name="Standard"><text:span text:style-name="T79"><text:s/>('other vegetables', 'whole milk', 'yogurt'): 219,</text:span></text:p>
      <text:p text:style-name="Standard"><text:span text:style-name="T80"><text:s/>('pastry', 'rolls/buns'): 206,</text:span></text:p>
      <text:p text:style-name="Standard"><text:span text:style-name="T81"><text:s/>('pip fruit', 'other vegetables'): 257,</text:span></text:p>
      <text:p text:style-name="Standard"><text:span text:style-name="T82"><text:s/>('pip fruit', 'tropical fruit'): 201,</text:span></text:p>
      <text:p text:style-name="Standard"><text:span text:style-name="T83"><text:s/>('pip fruit', 'whole milk'): 296,</text:span></text:p>
      <text:p text:style-name="Standard"><text:span text:style-name="T84"><text:s/>('pork', 'other vegetables'): 213,</text:span></text:p>
      <text:p text:style-name="Standard"><text:span text:style-name="T85"><text:s/>('pork',<text:s/></text:span><text:span text:style-name="T86">'whole milk'): 218,</text:span></text:p>
      <text:p text:style-name="Standard"><text:span text:style-name="T87"><text:s/>('rolls/buns', 'yogurt'): 338,</text:span></text:p>
      <text:p text:style-name="Standard"><text:span text:style-name="T88"><text:s/>('root vegetables', 'other vegetables', 'whole milk'): 228,</text:span></text:p>
      <text:p text:style-name="Standard"><text:span text:style-name="T89"><text:s/>('root vegetables', 'rolls/buns'): 239,</text:span></text:p>
      <text:p text:style-name="Standard"><text:span text:style-name="T90"><text:s/>('root vegetables', 'yogurt'): 254,</text:span></text:p>
      <text:p text:style-name="Standard"><text:span text:style-name="T91"><text:s/>('sausage', 'rolls/buns'): 301,</text:span></text:p>
      <text:p text:style-name="Standard"><text:span text:style-name="T92"><text:s/>('shopping bags', 'whole milk')</text:span><text:span text:style-name="T93">: 241,</text:span></text:p>
      <text:p text:style-name="Standard"><text:span text:style-name="T94"><text:s/>('soda', 'other vegetables'): 322,</text:span></text:p>
      <text:p text:style-name="Standard"><text:span text:style-name="T95"><text:s/>('soda', 'pastry'): 207,</text:span></text:p>
      <text:p text:style-name="Standard"><text:span text:style-name="T96"><text:s/>('soda', 'rolls/buns'): 377,</text:span></text:p>
      <text:p text:style-name="Standard"><text:span text:style-name="T97"><text:s/>('soda', 'sausage'): 239,</text:span></text:p>
      <text:p text:style-name="Standard"><text:span text:style-name="T98"><text:s/>('soda', 'shopping bags'): 242,</text:span></text:p>
      <text:p text:style-name="Standard"><text:span text:style-name="T99"><text:s/>('soda', 'whole milk'): 394,</text:span></text:p>
      <text:p text:style-name="Standard"><text:span text:style-name="T100"><text:s/>('soda', 'yogurt'): 269,</text:span></text:p>
      <text:p text:style-name="Standard"><text:span text:style-name="T101"><text:s/>('tropical fruit', 'other<text:s/></text:span><text:span text:style-name="T102">vegetables'): 353,</text:span></text:p>
      <text:p text:style-name="Standard"><text:span text:style-name="T103"><text:s/>('tropical fruit', 'rolls/buns'): 242,</text:span></text:p>
      <text:p text:style-name="Standard"><text:span text:style-name="T104"><text:s/>('tropical fruit', 'root vegetables'): 207,</text:span></text:p>
      <text:p text:style-name="Standard"><text:span text:style-name="T105"><text:s/>('tropical fruit', 'soda'): 205,</text:span></text:p>
      <text:p text:style-name="Standard"><text:span text:style-name="T106"><text:s/>('tropical fruit', 'whole milk'): 416,</text:span></text:p>
      <text:p text:style-name="Standard"><text:span text:style-name="T107"><text:s/>('tropical fruit', 'yogurt'): 288,</text:span></text:p>
      <text:p text:style-name="Standard"><text:span text:style-name="T108"><text:s/>('whipped/sour cream', 'other vegetables'</text:span><text:span text:style-name="T109">): 284,</text:span></text:p>
      <text:p text:style-name="Standard"><text:span text:style-name="T110"><text:s/>('whipped/sour cream', 'whole milk'): 317,</text:span></text:p>
      <text:p text:style-name="Standard"><text:span text:style-name="T111"><text:s/>('whipped/sour cream', 'yogurt'): 204,</text:span></text:p>
      <text:p text:style-name="Standard"><text:span text:style-name="T112"><text:s/>('whole milk', 'beef'): 209,</text:span></text:p>
      <text:p text:style-name="Standard"><text:span text:style-name="T113"><text:s/>('whole milk', 'butter'): 271,</text:span></text:p>
      <text:p text:style-name="Standard"><text:span text:style-name="T114"><text:s/>('whole milk', 'curd'): 257,</text:span></text:p>
      <text:p text:style-name="Standard"><text:span text:style-name="T115"><text:s/>('whole milk', 'pastry'): 327,</text:span></text:p>
      <text:p text:style-name="Standard"><text:span text:style-name="T116"><text:s/>('whole milk', 'rolls/buns'): 557,</text:span></text:p>
      <text:p text:style-name="Standard"><text:span text:style-name="T117"><text:s/>('w</text:span><text:span text:style-name="T118">hole milk', 'sausage'): 294</text:span></text:p>
      <text:p text:style-name="P119"/>
      <text:p text:style-name="Standard"><text:span text:style-name="T120">Support: 300-</text:span></text:p>
      <text:p text:style-name="P121"/>
      <text:p text:style-name="Standard"><text:span text:style-name="T122">('bottled water', 'whole milk'): 338,</text:span></text:p>
      <text:p text:style-name="Standard"><text:span text:style-name="T123"><text:s/>('citrus fruit', 'whole milk'): 300,</text:span></text:p>
      <text:p text:style-name="Standard"><text:span text:style-name="T124"><text:s/>('other vegetables', 'soda'): 322,</text:span></text:p>
      <text:p text:style-name="Standard"><text:span text:style-name="T125"><text:s/>('other vegetables', 'whole milk'): 736,</text:span></text:p>
      <text:p text:style-name="Standard"><text:span text:style-name="T126"><text:s/>('pastry', 'whole milk'): 327,</text:span></text:p>
      <text:p text:style-name="Standard"><text:span text:style-name="T127"><text:s/>('rolls/buns', 'other veg</text:span><text:span text:style-name="T128">etables'): 419,</text:span></text:p>
      <text:p text:style-name="Standard"><text:span text:style-name="T129"><text:s/>('rolls/buns', 'sausage'): 301,</text:span></text:p>
      <text:p text:style-name="Standard"><text:span text:style-name="T130"><text:s/>('rolls/buns', 'soda'): 377,</text:span></text:p>
      <text:p text:style-name="Standard"><text:span text:style-name="T131"><text:s/>('rolls/buns', 'whole milk'): 557,</text:span></text:p>
      <text:p text:style-name="Standard"><text:span text:style-name="T132"><text:s/>('root vegetables', 'other vegetables'): 466,</text:span></text:p>
      <text:p text:style-name="Standard"><text:span text:style-name="T133"><text:s/>('root vegetables', 'whole milk'): 481,</text:span></text:p>
      <text:p text:style-name="Standard"><text:span text:style-name="T134"><text:s/>('tropical fruit', 'other vegetables'): 353,</text:span></text:p>
      <text:p text:style-name="Standard"><text:span text:style-name="T135"><text:s/></text:span><text:span text:style-name="T136">('tropical fruit', 'whole milk'): 416,</text:span></text:p>
      <text:p text:style-name="Standard"><text:span text:style-name="T137"><text:s/>('whole milk', 'soda'): 394,</text:span></text:p>
      <text:p text:style-name="Standard"><text:span text:style-name="T138"><text:s/>('whole milk', 'whipped/sour cream'): 317,</text:span></text:p>
      <text:p text:style-name="Standard"><text:span text:style-name="T139"><text:s/>('yogurt', 'other vegetables'): 427,</text:span></text:p>
      <text:p text:style-name="Standard"><text:span text:style-name="T140"><text:s/>('yogurt', 'rolls/buns'): 338,</text:span></text:p>
      <text:p text:style-name="Standard"><text:span text:style-name="T141"><text:s/>('yogurt', 'whole milk'): 551</text:span></text:p>
      <text:p text:style-name="P142"/>
      <text:p text:style-name="Standard"><text:span text:style-name="T143">Support: 400-</text:span></text:p>
      <text:p text:style-name="P144"/>
      <text:p text:style-name="Standard"><text:span text:style-name="T145">('other vegetables', 'roll</text:span><text:span text:style-name="T146">s/buns'): 419,</text:span></text:p>
      <text:p text:style-name="Standard"><text:span text:style-name="T147"><text:s/>('other vegetables', 'root vegetables'): 466,</text:span></text:p>
      <text:p text:style-name="Standard"><text:span text:style-name="T148"><text:s/>('other vegetables', 'whole milk'): 736,</text:span></text:p>
      <text:p text:style-name="Standard"><text:span text:style-name="T149"><text:s/>('other vegetables', 'yogurt'): 427,</text:span></text:p>
      <text:p text:style-name="Standard"><text:span text:style-name="T150"><text:s/>('rolls/buns', 'whole milk'): 557,</text:span></text:p>
      <text:p text:style-name="Standard"><text:span text:style-name="T151"><text:s/>('root vegetables', 'whole milk'): 481,</text:span></text:p>
      <text:p text:style-name="Standard"><text:span text:style-name="T152"><text:s/>('whole milk', 'tropical fruit'): 41</text:span><text:span text:style-name="T153">6,</text:span></text:p>
      <text:p text:style-name="Standard"><text:span text:style-name="T154"><text:s/>('whole milk', 'yogurt'): 551</text:span></text:p>
      <text:p text:style-name="P155"/>
      <text:p text:style-name="Standard"><text:span text:style-name="T156">Closed Frequent Itemsets with Support:</text:span></text:p>
      <text:p text:style-name="P157"/>
      <text:p text:style-name="Standard"><text:span text:style-name="T158">Support: 200-</text:span></text:p>
      <text:p text:style-name="Standard"><text:span text:style-name="T159">('bottled water', 'other vegetables'): 244,</text:span></text:p>
      <text:p text:style-name="Standard"><text:span text:style-name="T160"><text:s/>('bottled water', 'rolls/buns'): 238,</text:span></text:p>
      <text:p text:style-name="Standard"><text:span text:style-name="T161"><text:s/>('bottled water', 'soda'): 285,</text:span></text:p>
      <text:p text:style-name="Standard"><text:span text:style-name="T162"><text:s/>('bottled water', 'whole milk'): 338,</text:span></text:p>
      <text:p text:style-name="Standard"><text:span text:style-name="T163"><text:s/></text:span><text:span text:style-name="T164">('brown bread', 'whole milk'): 248,</text:span></text:p>
      <text:p text:style-name="Standard"><text:span text:style-name="T165"><text:s/>('citrus fruit', 'other vegetables'): 284,</text:span></text:p>
      <text:p text:style-name="Standard"><text:span text:style-name="T166"><text:s/>('citrus fruit', 'whole milk'): 300,</text:span></text:p>
      <text:p text:style-name="Standard"><text:span text:style-name="T167"><text:s/>('domestic eggs', 'whole milk'): 295,</text:span></text:p>
      <text:p text:style-name="Standard"><text:span text:style-name="T168"><text:s/>('fruit/vegetable juice', 'whole milk'): 262,</text:span></text:p>
      <text:p text:style-name="Standard"><text:span text:style-name="T169"><text:s/>('margarine', 'whole milk'): 238,</text:span></text:p>
      <text:p text:style-name="Standard"><text:span text:style-name="T170"><text:s/>('newspapers', '</text:span><text:span text:style-name="T171">whole milk'): 269,</text:span></text:p>
      <text:p text:style-name="Standard"><text:span text:style-name="T172"><text:s/>('other vegetables', 'rolls/buns'): 419,</text:span></text:p>
      <text:p text:style-name="Standard"><text:span text:style-name="T173"><text:s/>('other vegetables', 'sausage'): 265,</text:span></text:p>
      <text:soft-page-break/>
      <text:p text:style-name="Standard"><text:span text:style-name="T174"><text:s/>('other vegetables', 'shopping bags'): 228,</text:span></text:p>
      <text:p text:style-name="Standard"><text:span text:style-name="T175"><text:s/>('other vegetables', 'whole milk'): 736,</text:span></text:p>
      <text:p text:style-name="Standard"><text:span text:style-name="T176"><text:s/>('other vegetables', 'yogurt'): 427,</text:span></text:p>
      <text:p text:style-name="Standard"><text:span text:style-name="T177"><text:s/>('pip fruit', 'other vegetable</text:span><text:span text:style-name="T178">s'): 257,</text:span></text:p>
      <text:p text:style-name="Standard"><text:span text:style-name="T179"><text:s/>('pip fruit', 'whole milk'): 296,</text:span></text:p>
      <text:p text:style-name="Standard"><text:span text:style-name="T180"><text:s/>('rolls/buns', 'yogurt'): 338,</text:span></text:p>
      <text:p text:style-name="Standard"><text:span text:style-name="T181"><text:s/>('root vegetables', 'other vegetables'): 466,</text:span></text:p>
      <text:p text:style-name="Standard"><text:span text:style-name="T182"><text:s/>('root vegetables', 'rolls/buns'): 239,</text:span></text:p>
      <text:p text:style-name="Standard"><text:span text:style-name="T183"><text:s/>('root vegetables', 'whole milk'): 481,</text:span></text:p>
      <text:p text:style-name="Standard"><text:span text:style-name="T184"><text:s/>('root vegetables', 'yogurt'): 254,</text:span></text:p>
      <text:p text:style-name="Standard"><text:span text:style-name="T185"><text:s/></text:span><text:span text:style-name="T186">('sausage', 'rolls/buns'): 301,</text:span></text:p>
      <text:p text:style-name="Standard"><text:span text:style-name="T187"><text:s/>('shopping bags', 'whole milk'): 241,</text:span></text:p>
      <text:p text:style-name="Standard"><text:span text:style-name="T188"><text:s/>('soda', 'other vegetables'): 322,</text:span></text:p>
      <text:p text:style-name="Standard"><text:span text:style-name="T189"><text:s/>('soda', 'rolls/buns'): 377,</text:span></text:p>
      <text:p text:style-name="Standard"><text:span text:style-name="T190"><text:s/>('soda', 'sausage'): 239,</text:span></text:p>
      <text:p text:style-name="Standard"><text:span text:style-name="T191"><text:s/>('soda', 'shopping bags'): 242,</text:span></text:p>
      <text:p text:style-name="Standard"><text:span text:style-name="T192"><text:s/>('soda', 'whole milk'): 394,</text:span></text:p>
      <text:p text:style-name="Standard"><text:span text:style-name="T193"><text:s/>('soda', 'yogurt'): 269,</text:span></text:p>
      <text:p text:style-name="Standard"><text:span text:style-name="T194"><text:s/>('</text:span><text:span text:style-name="T195">tropical fruit', 'other vegetables'): 353,</text:span></text:p>
      <text:p text:style-name="Standard"><text:span text:style-name="T196"><text:s/>('tropical fruit', 'rolls/buns'): 242,</text:span></text:p>
      <text:p text:style-name="Standard"><text:span text:style-name="T197"><text:s/>('tropical fruit', 'whole milk'): 416,</text:span></text:p>
      <text:p text:style-name="Standard"><text:span text:style-name="T198"><text:s/>('tropical fruit', 'yogurt'): 288,</text:span></text:p>
      <text:p text:style-name="Standard"><text:span text:style-name="T199"><text:s/>('whipped/sour cream', 'other vegetables'): 284,</text:span></text:p>
      <text:p text:style-name="Standard"><text:span text:style-name="T200"><text:s/>('whipped/sour cream', 'whole milk'): 317,</text:span></text:p>
      <text:p text:style-name="Standard"><text:span text:style-name="T201"><text:s/></text:span><text:span text:style-name="T202">('whole milk', 'butter'): 271,</text:span></text:p>
      <text:p text:style-name="Standard"><text:span text:style-name="T203"><text:s/>('whole milk', 'curd'): 257,</text:span></text:p>
      <text:p text:style-name="Standard"><text:span text:style-name="T204"><text:s/>('whole milk', 'pastry'): 327,</text:span></text:p>
      <text:p text:style-name="Standard"><text:span text:style-name="T205"><text:s/>('whole milk', 'rolls/buns'): 557,</text:span></text:p>
      <text:p text:style-name="Standard"><text:span text:style-name="T206"><text:s/>('whole milk', 'sausage'): 294,</text:span></text:p>
      <text:p text:style-name="Standard"><text:span text:style-name="T207"><text:s/>('whole milk', 'yogurt'): 551</text:span></text:p>
      <text:p text:style-name="P208"/>
      <text:p text:style-name="Standard"><text:span text:style-name="T209">Support: 300-</text:span></text:p>
      <text:p text:style-name="P210"/>
      <text:p text:style-name="Standard"><text:span text:style-name="T211">None</text:span></text:p>
      <text:p text:style-name="P212"/>
      <text:p text:style-name="Standard"><text:span text:style-name="T213">Support: 400-</text:span></text:p>
      <text:p text:style-name="P214"/>
      <text:p text:style-name="Standard"><text:span text:style-name="T215">None</text:span></text:p>
      <text:p text:style-name="P216"/>
      <text:p text:style-name="Standard"><text:span text:style-name="T217">Redundant Associatio</text:span><text:span text:style-name="T218">n Rules</text:span></text:p>
      <text:p text:style-name="P219"/>
      <text:p text:style-name="Standard"><text:span text:style-name="T220">Support: 200, Confidence: 30%</text:span></text:p>
      <text:p text:style-name="P221"/>
      <text:p text:style-name="Standard"><text:span text:style-name="T222">Support: 300, Confidence: 20%</text:span></text:p>
      <text:p text:style-name="P223"/>
      <text:p text:style-name="Standard"><text:span text:style-name="T224">Support: 400, Confidence: 10%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 </dc:creator>
    <meta:creation-date>2019-02-20T19:15:00Z</meta:creation-date>
    <dc:date>2019-02-20T15:08:00Z</dc:date>
    <meta:template xlink:href="Normal" xlink:type="simple"/>
    <meta:editing-cycles>2</meta:editing-cycles>
    <meta:editing-duration>PT300S</meta:editing-duration>
    <meta:document-statistic meta:page-count="4" meta:paragraph-count="11" meta:word-count="825" meta:character-count="5521" meta:row-count="39" meta:non-whitespace-character-count="4707"/>
  </office:meta>
</office:document-meta>
</file>